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" fo:font-size="22pt" style:font-size-asian="22pt" style:font-size-complex="22pt"/>
    </style:style>
    <style:style style:name="P3" style:family="paragraph"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4横">
        <draw:custom-shape draw:style-name="gr1" draw:text-style-name="P2" draw:layer="layout" svg:width="5cm" svg:height="8cm" svg:x="11.4cm" svg:y="2.7cm">
          <text:p text:style-name="P1"><text:span text:style-name="T1">list_vt_fre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26cm" svg:height="3.9cm" svg:x="1.574cm" svg:y="4.5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cm" svg:height="1.7cm" svg:x="2.874cm" svg:y="5.8cm">
          <text:p text:style-name="P1"><text:span text:style-name="T1">x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4.878cm" svg:height="1.431cm" svg:x="2.015cm" svg:y="3.769cm">
          <draw:text-box>
            <text:p><text:span text:style-name="T1">list_vt(x, n)</text:span></text:p>
          </draw:text-box>
        </draw:frame>
        <draw:custom-shape draw:style-name="gr3" draw:text-style-name="P2" draw:layer="layout" svg:width="4.345cm" svg:height="3.6cm" svg:x="7.7cm" svg:y="4.9cm">
          <text:p text:style-name="P1"><text:span text:style-name="T1">call</text:span></text:p>
          <draw:enhanced-geometry svg:viewBox="0 0 21600 21600" draw:text-areas="0 ?f0 ?f5 ?f2" draw:type="right-arrow" draw:modifiers="14120.0184077312 5620.438767009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4.345cm" svg:height="3.6cm" svg:x="15.655cm" svg:y="4.9cm">
          <text:p text:style-name="P1"><text:span text:style-name="T1">return</text:span></text:p>
          <draw:enhanced-geometry svg:viewBox="0 0 21600 21600" draw:text-areas="0 ?f0 ?f5 ?f2" draw:type="right-arrow" draw:modifiers="14120.0184077312 5620.438767009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4.5cm" svg:height="1.8cm" svg:x="1.4cm" svg:y="1.4cm">
          <text:p text:style-name="P1"><text:span text:style-name="T1">Consume</text:span></text:p>
          <draw:enhanced-geometry svg:viewBox="0 0 21600 21600" draw:text-areas="800 800 20800 20800" draw:type="round-rectangular-callout" draw:modifiers="8047.8115974228 33293.50360910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cm" svg:height="1.869cm" svg:x="20.4cm" svg:y="5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2.058cm" svg:height="1.431cm" svg:x="20.841cm" svg:y="5cm">
          <draw:text-box>
            <text:p><text:span text:style-name="T1">voi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4横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2T09:46:37.297935865</meta:creation-date>
    <dc:title>図A4横</dc:title>
    <meta:editing-duration>PT50M32S</meta:editing-duration>
    <meta:editing-cycles>104</meta:editing-cycles>
    <meta:generator>LibreOffice/4.2.5.2$Linux_X86_64 LibreOffice_project/420m0$Build-2</meta:generator>
    <meta:initial-creator>Okabe Kiwamu</meta:initial-creator>
    <dc:date>2014-08-02T10:51:45.995245009</dc:date>
    <dc:creator>Okabe Kiwamu</dc:creator>
    <meta:document-statistic meta:object-count="9"/>
    <meta:template xlink:type="simple" xlink:actuate="onRequest" xlink:title="図A4横" xlink:href="../.config/libreoffice/4/user/template/A4横.otg" meta:date="2014-08-02T09:46:36.945652124"/>
  </office:meta>
</office:document-meta>
</file>